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0.7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05cm" fo:min-width="0.7cm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1.05cm" fo:min-width="0.7cm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1.05cm" fo:min-width="0.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3cm" svg:x="3.6cm" svg:y="2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6cm" svg:y="1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4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4cm" svg:y="4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7cm" svg:y="2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5.8cm" svg:y="2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8.2cm" svg:y="2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8.2cm" svg:y="4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8cm" svg:y="2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1.8cm" svg:y="2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1.8cm" svg:y="4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8cm" svg:y="1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3cm" svg:y="1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4cm" svg:y="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7.6cm" svg:y="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.2cm" svg:y="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5.2cm" svg:y="1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3.7cm" svg:y="15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3.7cm" svg:y="14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3.7cm" svg:y="17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5cm" svg:y="17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2.5cm" svg:y="15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.5cm" svg:y="14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2.5cm" svg:y="17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.3cm" svg:y="17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2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6cm" svg:y="1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4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4cm" svg:y="4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2.6cm" svg:y="20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6cm" svg:y="18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2.6cm" svg:y="21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.4cm" svg:y="21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8cm" svg:y="20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3.8cm" svg:y="18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8cm" svg:y="21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.6cm" svg:y="21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24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6cm" svg:y="23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25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4cm" svg:y="2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24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3.6cm" svg:y="23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25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4cm" svg:y="25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25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3.6cm" svg:y="24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27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4cm" svg:y="27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6cm" svg:y="25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3.6cm" svg:y="24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6cm" svg:y="27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2.4cm" svg:y="27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7.9cm" svg:y="14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6.7cm" svg:y="14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9.1cm" svg:y="14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9.1cm" svg:y="15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6.7cm" svg:y="14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5.5cm" svg:y="14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7.9cm" svg:y="14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7.9cm" svg:y="15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6.9cm" svg:y="18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5.7cm" svg:y="18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8.1cm" svg:y="18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8.1cm" svg:y="19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1cm" svg:y="18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6.9cm" svg:y="18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9.3cm" svg:y="18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9.3cm" svg:y="19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7.6cm" svg:y="22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6.4cm" svg:y="22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8.8cm" svg:y="22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8.8cm" svg:y="23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7.6cm" svg:y="23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6.4cm" svg:y="23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8cm" svg:y="23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8.8cm" svg:y="24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9cm" svg:y="15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1.9cm" svg:y="15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1.9cm" svg:y="16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9cm" svg:y="14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3.1cm" svg:y="14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0.7cm" svg:y="15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0.7cm" svg:y="15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0.7cm" svg:y="16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0.7cm" svg:y="14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1.9cm" svg:y="14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cm" svg:y="19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1cm" svg:y="19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1cm" svg:y="21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1cm" svg:y="18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2.2cm" svg:y="18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2.2cm" svg:y="19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2cm" svg:y="19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2cm" svg:y="21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2.2cm" svg:y="18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3.4cm" svg:y="18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8cm" svg:y="24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1.8cm" svg:y="24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1.8cm" svg:y="25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1.8cm" svg:y="23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3cm" svg:y="23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.8cm" svg:y="25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1.8cm" svg:y="25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1.8cm" svg:y="2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8cm" svg:y="24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3cm" svg:y="24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.2cm" svg:y="1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2cm" svg:y="1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7.4cm" svg:y="19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cm" svg:y="19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5cm" svg:y="17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2cm" svg:y="1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7.4cm" svg:y="19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5cm" svg:y="19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5cm" svg:y="17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7.4cm" svg:y="1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8.6cm" svg:y="19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2cm" svg:y="19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6.2cm" svg:y="17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7.4cm" svg:y="19.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8.6cm" svg:y="19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6.2cm" svg:y="19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6.2cm" svg:y="17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7.4cm" svg:y="15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8.6cm" svg:y="15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2cm" svg:y="15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6.2cm" svg:y="14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7.4cm" svg:y="15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8.6cm" svg:y="15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2cm" svg:y="15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6.2cm" svg:y="14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2cm" svg:y="15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7.4cm" svg:y="15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cm" svg:y="15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5cm" svg:y="14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6.2cm" svg:y="15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7.4cm" svg:y="15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5cm" svg:y="15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5cm" svg:y="14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3cm" svg:y="22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7.5cm" svg:y="22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.1cm" svg:y="22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5.1cm" svg:y="2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6.3cm" svg:y="22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7.5cm" svg:y="22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.1cm" svg:y="22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5.1cm" svg:y="2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3cm" svg:y="23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7.5cm" svg:y="23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.1cm" svg:y="23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5.1cm" svg:y="22.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6.3cm" svg:y="23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7.5cm" svg:y="23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5.1cm" svg:y="23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5.1cm" svg:y="22.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2.7cm" svg:y="11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7cm" svg:y="10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2.7cm" svg:y="12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.5cm" svg:y="12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2.7cm" svg:y="11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.5cm" svg:y="11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9cm" svg:y="11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3.9cm" svg:y="12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7.7cm" svg:y="11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8.9cm" svg:y="11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6.5cm" svg:y="11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6.5cm" svg:y="10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7.7cm" svg:y="11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7.7cm" svg:y="10.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7.7cm" svg:y="12.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6.5cm" svg:y="12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7.6cm" svg:y="11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6.4cm" svg:y="11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8.8cm" svg:y="11.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8.8cm" svg:y="12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7.6cm" svg:y="10.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7.6cm" svg:y="12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8.8cm" svg:y="10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2.3cm" svg:y="11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2.3cm" svg:y="11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2.3cm" svg:y="12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cm" svg:height="1.3cm" svg:x="12.3cm" svg:y="10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13.5cm" svg:y="10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1cm" svg:y="11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3.5cm" svg:y="11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.1cm" svg:y="10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6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3.6cm" svg:y="5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3.6cm" svg:y="8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2.4cm" svg:y="8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2.4cm" svg:y="6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.2cm" svg:y="6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6cm" svg:y="6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2.4cm" svg:y="8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3.6cm" svg:y="8.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7cm" svg:y="5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5.8cm" svg:y="5.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8.2cm" svg:y="5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cm" svg:height="1.3cm" svg:x="8.2cm" svg:y="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7cm" svg:y="8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7cm" svg:y="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7cm" svg:y="5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8.2cm" svg:y="5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1cm" svg:y="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1cm" svg:y="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1.3cm" svg:x="11cm" svg:y="8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1cm" svg:y="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1.3cm" svg:x="12.2cm" svg:y="5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3.4cm" svg:y="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2.2cm" svg:y="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1cm" svg:y="5.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8cm" svg:y="7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8cm" svg:y="7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5.6cm" svg:y="7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cm" svg:height="1.3cm" svg:x="15.6cm" svg:y="6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cm" svg:height="1.3cm" svg:x="16.8cm" svg:y="7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1.3cm" svg:x="18cm" svg:y="7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6.8cm" svg:y="7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1.3cm" svg:x="15.6cm" svg:y="6.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6.8cm" svg:y="5.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cm" svg:height="1.3cm" svg:x="16.8cm" svg:y="6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cm" svg:height="1.3cm" svg:x="15.6cm" svg:y="7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03T23:16:14.786000000</meta:creation-date>
    <dc:date>2019-10-04T00:53:08.711000000</dc:date>
    <meta:editing-duration>PT1H36M45S</meta:editing-duration>
    <meta:editing-cycles>20</meta:editing-cycles>
    <meta:generator>LibreOffice/6.3.1.2$Windows_X86_64 LibreOffice_project/b79626edf0065ac373bd1df5c28bd630b4424273</meta:generator>
    <meta:document-statistic meta:object-count="223"/>
  </office:meta>
</office:document-meta>
</file>